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2pt" officeooo:rsid="000ee783" officeooo:paragraph-rsid="000ee783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12pt" officeooo:rsid="000d627c" officeooo:paragraph-rsid="000d627c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2pt" officeooo:rsid="0010a99c" officeooo:paragraph-rsid="0010a99c" style:font-size-asian="12pt" style:font-size-complex="12pt"/>
    </style:style>
    <style:style style:name="P5" style:family="paragraph" style:parent-style-name="Text_20_body">
      <style:paragraph-properties fo:text-align="center" style:justify-single-word="false" fo:break-before="page"/>
      <style:text-properties style:font-name="Times New Roman" fo:font-size="12pt" fo:font-weight="bold" officeooo:rsid="000ee783" officeooo:paragraph-rsid="000ee783" style:font-size-asian="12pt" style:font-weight-asian="bold" style:font-size-complex="12pt" style:font-weight-complex="bold"/>
    </style:style>
    <style:style style:name="P6" style:family="paragraph" style:parent-style-name="Title">
      <style:text-properties style:font-name="Times New Roman"/>
    </style:style>
    <style:style style:name="T1" style:family="text">
      <style:text-properties officeooo:rsid="000d627c"/>
    </style:style>
    <style:style style:name="T2" style:family="text">
      <style:text-properties officeooo:rsid="000ee78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e783" style:font-weight-asian="bold" style:font-weight-complex="bold"/>
    </style:style>
    <style:style style:name="T5" style:family="text">
      <style:text-properties officeooo:rsid="0010a99c"/>
    </style:style>
    <style:style style:name="T6" style:family="text">
      <style:text-properties officeooo:rsid="0011b7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itolo</text:p>
      <text:p text:style-name="P1"><text:span text:style-name="T5">F</text:span>ile pre-formattato <text:span text:style-name="T5">per il concorso dei corti (pagina A5, margini 2.5-2-2-2, Times New Roman 12, interlinea 1.15).</text:span></text:p>
      <text:p text:style-name="P1"/>
      <text:p text:style-name="P1">Le prime due pagi<text:span text:style-name="T1">ne vanno riservate a prologo, introduzione e regolamento. </text:span><text:span text:style-name="T2">Le soluzioni agli enigmi vanno inviate a parte.</text:span></text:p>
      <text:p text:style-name="P1"><text:line-break/></text:p>
      <text:p text:style-name="P5">1.</text:p>
      <text:p text:style-name="P2">Per paragrafi ed epilogo si possono usare fino ad otto pagine</text:p>
      <text:p text:style-name="P2"/>
      <text:p text:style-name="P3"><text:span text:style-name="T4">2</text:span><text:span text:style-name="T3">.</text:span> È obbligatorio <text:span text:style-name="T2">inserire una riga vuota fra un paragrafo e l’altro. Non è necessaro andare a capo dopo il numero di paragrafo.</text:span></text:p>
      <text:p text:style-name="P1"/>
      <text:p text:style-name="P4">Buon concorso <text:span text:style-name="T6">2021 </text:span>a tutti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Times New Roman" fo:font-family="'Times New Roman'" style:font-family-generic="roman" style:font-pitch="variable" officeooo:rsid="000d627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cret Top</meta:initial-creator>
    <meta:creation-date>2020-10-14T23:13:56.208458598</meta:creation-date>
    <dc:date>2020-11-01T16:06:48.055378846</dc:date>
    <dc:creator>Secret Top</dc:creator>
    <meta:editing-duration>PT7M25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8" meta:word-count="77" meta:character-count="461" meta:non-whitespace-character-count="390"/>
  </office:meta>
</office:document-meta>
</file>